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3-02-10" calcext:value-type="date">
            <text:p>10.0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.00.0000</text:date>, <text:time style:data-style-name="N2" text:time-value="17:06:04.0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1-10T17:06:27.811000000</dc:date>
    <meta:editing-duration>P1DT5H46M29S</meta:editing-duration>
    <meta:editing-cycles>13</meta:editing-cycles>
    <meta:generator>LibreOffice/7.6.0.3$Windows_X86_64 LibreOffice_project/69edd8b8ebc41d00b4de3915dc82f8f0fc3b6265</meta:generator>
    <meta:document-statistic meta:table-count="1" meta:cell-count="36" meta:object-count="0"/>
  </office:meta>
</office:document-meta>
</file>